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b8c" officeooo:paragraph-rsid="0001e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te g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3-05T09:11:17.702000000</dc:date>
    <meta:editing-duration>PT5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8"/>
  </office:meta>
</office:document-meta>
</file>